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 (TT) Regular" svg:font-family="'Helvetica (TT) Regular', 'MS Mincho'"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208in" fo:margin-left="0.4861in" table:align="left" style:writing-mode="lr-tb"/>
    </style:style>
    <style:style style:name="Table1.A" style:family="table-column">
      <style:table-column-properties style:column-width="0.7028in"/>
    </style:style>
    <style:style style:name="Table1.B" style:family="table-column">
      <style:table-column-properties style:column-width="5.3181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12" style:family="table-row">
      <style:table-row-properties style:min-row-height="0.3889in" fo:keep-together="auto"/>
    </style:style>
    <style:style style:name="Table1.A13"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13"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Cont">
      <style:text-properties officeooo:paragraph-rsid="001a7b76"/>
    </style:style>
    <style:style style:name="P4" style:family="paragraph" style:parent-style-name="Body_20_Text_20_First">
      <style:paragraph-properties>
        <style:tab-stops>
          <style:tab-stop style:position="1.5in"/>
        </style:tab-stops>
      </style:paragraph-properties>
    </style:style>
    <style:style style:name="P5" style:family="paragraph" style:parent-style-name="Code">
      <style:text-properties style:font-name-asian="TheSansMonoConNormal1"/>
    </style:style>
    <style:style style:name="P6" style:family="paragraph" style:parent-style-name="Table_20_Head">
      <style:paragraph-properties fo:margin-left="0in" fo:margin-right="0in" fo:text-indent="0in" style:auto-text-indent="false"/>
    </style:style>
    <style:style style:name="P7" style:family="paragraph" style:parent-style-name="Table_20_Text_20_Last">
      <style:paragraph-properties fo:margin-left="0in" fo:margin-right="0.1in" fo:text-indent="0in" style:auto-text-indent="false" fo:padding="0in" fo:border="none"/>
    </style:style>
    <style:style style:name="P8" style:family="paragraph" style:parent-style-name="Table_20_Text_20_Last">
      <style:paragraph-properties fo:margin-left="0in" fo:margin-right="0.1in" fo:text-indent="0in" style:auto-text-indent="false" fo:padding="0in" fo:border="none" style:snap-to-layout-grid="false"/>
    </style:style>
    <style:style style:name="P9" style:family="paragraph" style:parent-style-name="Chapter_20_Title" style:master-page-name="Standard">
      <style:paragraph-properties style:page-number="auto"/>
    </style:style>
    <style:style style:name="P10" style:family="paragraph" style:parent-style-name="Body_20_Text_20_Cont">
      <style:text-properties officeooo:paragraph-rsid="001ee2b4"/>
    </style:style>
    <style:style style:name="P11" style:family="paragraph" style:parent-style-name="Body_20_Text_20_Cont">
      <style:text-properties officeooo:rsid="001ee2b4" officeooo:paragraph-rsid="001ee2b4"/>
    </style:style>
    <style:style style:name="P12" style:family="paragraph" style:parent-style-name="Code">
      <style:text-properties style:font-name-asian="TheSansMonoConNormal1"/>
    </style:style>
    <style:style style:name="P13" style:family="paragraph" style:parent-style-name="Code">
      <style:text-properties officeooo:paragraph-rsid="001ee2b4"/>
    </style:style>
    <style:style style:name="P14" style:family="paragraph">
      <loext:graphic-properties draw:fill="none" draw:fill-color="#ffffff"/>
      <style:paragraph-properties style:writing-mode="lr-tb"/>
    </style:style>
    <style:style style:name="T1" style:family="text">
      <style:text-properties fo:language="none" fo:country="none" style:font-name-complex="TheSansMonoCondensed-SemiLight"/>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style:font-name-complex="TheSansMonoCondensed-SemiLight"/>
    </style:style>
    <style:style style:name="T5" style:family="text">
      <style:text-properties style:font-name-complex="TheSansMonoCondensed-SemiLight" style:font-size-complex="9pt"/>
    </style:style>
    <style:style style:name="T6" style:family="text">
      <style:text-properties style:font-name="Utopia-Italic" fo:font-style="italic" style:font-style-asian="italic" style:font-name-complex="Utopia-Italic" style:font-style-complex="italic"/>
    </style:style>
    <style:style style:name="T7" style:family="text">
      <style:text-properties style:font-name="Utopia-Italic" style:font-name-complex="Utopia-Italic"/>
    </style:style>
    <style:style style:name="T8" style:family="text">
      <style:text-properties style:font-name="Helvetica (TT) Regular" style:font-name-complex="Helvetica (TT) Regular"/>
    </style:style>
    <style:style style:name="T9" style:family="text">
      <style:text-properties style:font-name="Utopia-Bold" style:font-name-complex="Utopia-Bold"/>
    </style:style>
    <style:style style:name="T10" style:family="text">
      <style:text-properties fo:font-weight="bold" style:font-weight-asian="bold"/>
    </style:style>
    <style:style style:name="T11" style:family="text">
      <style:text-properties style:font-name-asian="TheSansMonoConNormal1"/>
    </style:style>
    <style:style style:name="T12" style:family="text">
      <style:text-properties style:font-name="Utopia-Regular" fo:font-style="normal" style:font-style-asian="normal" style:font-name-complex="Utopia-Regular"/>
    </style:style>
    <style:style style:name="T13" style:family="text">
      <style:text-properties officeooo:rsid="001a7b76"/>
    </style:style>
    <style:style style:name="T14" style:family="text">
      <style:text-properties style:use-window-font-color="true" style:font-name="Utopia1" fo:font-size="11pt" fo:language="en" fo:country="GB" officeooo:rsid="001a7b76" style:font-name-asian="Calibri" style:font-size-asian="11pt" style:font-name-complex="Utopia1" style:font-size-complex="11pt" style:language-complex="ar" style:country-complex="SA"/>
    </style:style>
    <style:style style:name="T15" style:family="text">
      <style:text-properties style:use-window-font-color="true" style:font-name="Utopia1" fo:font-size="11pt" fo:language="en" fo:country="GB" officeooo:rsid="001ee2b4" style:font-name-asian="Calibri" style:font-size-asian="11pt" style:font-name-complex="Utopia1" style:font-size-complex="11pt" style:language-complex="ar" style:country-complex="SA"/>
    </style:style>
    <style:style style:name="T16" style:family="text">
      <style:text-properties style:use-window-font-color="true" style:font-name="TheSansMonoConNormal" fo:font-size="11pt" fo:language="none" fo:country="none" officeooo:rsid="001c1066" style:font-name-asian="Calibri" style:font-size-asian="11pt" style:language-asian="none" style:country-asian="none" style:font-name-complex="TheSansMonoConNormal" style:font-size-complex="11pt" style:language-complex="ar" style:country-complex="SA"/>
    </style:style>
    <style:style style:name="T17" style:family="text">
      <style:text-properties style:use-window-font-color="true" style:font-name="TheSansMonoConNormal" fo:font-size="11pt" fo:language="none" fo:country="none" officeooo:rsid="001ee2b4" style:font-name-asian="Calibri" style:font-size-asian="11pt" style:language-asian="none" style:country-asian="none" style:font-name-complex="TheSansMonoConNormal" style:font-size-complex="11pt" style:language-complex="ar" style:country-complex="SA"/>
    </style:style>
    <style:style style:name="T18" style:family="text">
      <style:text-properties fo:language="en" fo:country="GB" officeooo:rsid="001a7b76" style:font-name-asian="Calibri" style:font-size-complex="11pt" style:language-complex="ar" style:country-complex="SA"/>
    </style:style>
    <style:style style:name="T19" style:family="text">
      <style:text-properties fo:language="en" fo:country="GB" officeooo:rsid="001ee2b4" style:font-name-asian="Calibri" style:font-size-complex="11pt" style:language-complex="ar" style:country-complex="SA"/>
    </style:style>
    <style:style style:name="T20" style:family="text">
      <style:text-properties fo:language="en" fo:country="GB" officeooo:rsid="001ee2b4" style:font-name-asian="Calibri" style:font-name-complex="TheSansMonoCondensed-SemiLight" style:font-size-complex="11pt" style:language-complex="ar" style:country-complex="SA"/>
    </style:style>
    <style:style style:name="T21" style:family="text">
      <style:text-properties officeooo:rsid="001dff82"/>
    </style:style>
    <style:style style:name="T22" style:family="text">
      <style:text-properties officeooo:rsid="001ee2b4"/>
    </style:style>
    <style:style style:name="T23" style:family="text">
      <style:text-properties fo:color="#000000" style:font-name="TheSansMonoConNormal" fo:font-size="11pt" fo:language="en" fo:country="GB" officeooo:rsid="001a7b76" fo:background-color="transparent" loext:char-shading-value="0" style:font-name-asian="Calibri" style:font-size-asian="11pt" style:font-name-complex="TheSansMonoConNormal" style:font-size-complex="11pt" style:language-complex="ar" style:country-complex="SA"/>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haracters</text:p>
      <text:p text:style-name="Chapter_20_Title"/>
      <text:p text:style-name="Body_20_Text_20_First">In Exploration 2, I<text:span text:style-name="T2"> </text:span>introduced you to character literals in single quotes, such as <text:span text:style-name="Code_20_Inline"><text:span text:style-name="T4">'\n'</text:span></text:span><text:span text:style-name="T2">, </text:span>to end a<text:span text:style-name="T2"> </text:span>line of output, but I<text:span text:style-name="T2"> </text:span>have not yet taken the time to explain these fundamental building blocks. Now is the time to explore characters in greater depth.</text:p>
      <text:h text:style-name="Heading_20_1" text:outline-level="1"><text:bookmark-start text:name="type"/>Character Type</text:h>
      <text:p text:style-name="Body_20_Text_20_First">The <text:span text:style-name="Code_20_Inline"><text:span text:style-name="T4">char</text:span></text:span> type represents a<text:span text:style-name="T2"> </text:span>single character. Internally, all computers represent characters as integers. The <text:span text:style-name="T6">character set</text:span> defines the mapping between characters and numeric values. Common character sets are ISO 8859-1 (also called Latin-1) and ISO 10646 (same as Unicode), but many, many other character sets are in wide use.</text:p>
      <text:p text:style-name="Body_20_Text_20_Cont">The C++ standard does not mandate any particular character set. The literal <text:span text:style-name="Code_20_Inline"><text:span text:style-name="T4">'4'</text:span></text:span> represents the digit 4, but the actual value that the computer uses internally is up to the implementation. You should not assume any particular character set. For example, in ISO 8859-1 (Latin-1), <text:span text:style-name="Code_20_Inline"><text:span text:style-name="T4">'4'</text:span></text:span> has the value 52, but in EBCDIC, it has the value 244.</text:p>
      <text:p text:style-name="Body_20_Text_20_Cont"><text:soft-page-break/>Similarly, given a numeric value, you cannot assume anything about the character that value represents. If you know a <text:span text:style-name="Code_20_Inline"><text:span text:style-name="T4">char</text:span></text:span> variable stores the value 169, the character may be <text:span text:style-name="Code_20_Inline"><text:span text:style-name="T4">'z'</text:span></text:span> (EBCDIC), <text:span text:style-name="Code_20_Inline"><text:span text:style-name="T4">'©'</text:span></text:span> (Unicode), or <text:span text:style-name="Code_20_Inline"><text:span text:style-name="T4">'</text:span></text:span><text:span text:style-name="T8">Љ</text:span><text:span text:style-name="Code_20_Inline"><text:span text:style-name="T4">'</text:span></text:span> (ISO 8859-5).</text:p>
      <text:p text:style-name="Body_20_Text_20_Cont">C++ does not try to hide the fact that a character is actually a number. You can compare <text:span text:style-name="Code_20_Inline"><text:span text:style-name="T4">char</text:span></text:span> values with <text:span text:style-name="Code_20_Inline"><text:span text:style-name="T4">int</text:span></text:span> values, assign a <text:span text:style-name="Code_20_Inline"><text:span text:style-name="T4">char</text:span></text:span> to an <text:span text:style-name="Code_20_Inline"><text:span text:style-name="T4">int</text:span></text:span> variable, or do arithmetic with <text:span text:style-name="Code_20_Inline"><text:span text:style-name="T4">char</text:span></text:span>s. <text:span text:style-name="T14">For example,</text:span> C++ guarantees that any character set your compiler and library support represents digit characters with contiguous values, starting at <text:span text:style-name="Code_20_Inline"><text:span text:style-name="T4">'0'</text:span></text:span>. Thus, for example, the following is true for all C++ implementations:</text:p>
      <text:p text:style-name="Code">'0' + 7 == '7'</text:p>
      <text:p text:style-name="P10"><text:span text:style-name="T13">The same sequence is true for letters in the alphabet, that is, </text:span><text:span text:style-name="Code_20_Inline"><text:span text:style-name="T13">'A'</text:span></text:span><text:span text:style-name="T13"> </text:span><text:span text:style-name="Code_20_Inline"><text:span text:style-name="T18">+</text:span></text:span><text:span text:style-name="T18"> </text:span><text:span text:style-name="Code_20_Inline"><text:span text:style-name="T13">25</text:span></text:span><text:span text:style-name="T13"> </text:span><text:span text:style-name="Code_20_Inline"><text:span text:style-name="T13">==</text:span></text:span><text:span text:style-name="T13"> </text:span><text:span text:style-name="Code_20_Inline"><text:span text:style-name="T13">'</text:span></text:span><text:span text:style-name="Code_20_Inline"><text:span text:style-name="T18">Z</text:span></text:span><text:span text:style-name="Code_20_Inline"><text:span text:style-name="T13">'</text:span></text:span>, <text:span text:style-name="T22">and </text:span><text:span text:style-name="Code_20_Inline"><text:span text:style-name="T13">'</text:span></text:span><text:span text:style-name="Code_20_Inline"><text:span text:style-name="T23">q</text:span></text:span><text:span text:style-name="Code_20_Inline"><text:span text:style-name="T13">'</text:span></text:span><text:span text:style-name="T13"> </text:span><text:span text:style-name="Code_20_Inline"><text:span text:style-name="T18">-</text:span></text:span><text:span text:style-name="T18"> </text:span><text:span text:style-name="Code_20_Inline"><text:span text:style-name="T18">'</text:span></text:span><text:span text:style-name="Code_20_Inline"><text:span text:style-name="T19">m'</text:span></text:span><text:span text:style-name="T13"> </text:span><text:span text:style-name="Code_20_Inline"><text:span text:style-name="T13">==</text:span></text:span><text:span text:style-name="T13"> </text:span><text:span text:style-name="Code_20_Inline"><text:span text:style-name="T22">4</text:span></text:span><text:span text:style-name="T13">, but C++ makes no guarantees concerning the relative values of, say, </text:span><text:span text:style-name="Code_20_Inline"><text:span text:style-name="T13">'A'</text:span></text:span><text:span text:style-name="T13"> and </text:span><text:span text:style-name="Code_20_Inline"><text:span text:style-name="T13">'a'</text:span></text:span><text:span text:style-name="T13">.</text:span></text:p>
      <text:p text:style-name="P3">Read Listing 17-1. <text:span text:style-name="Strong_20_Emphasis"><text:span text:style-name="T9">What does the program do?</text:span></text:span> (Hint: the <text:span text:style-name="Code_20_Inline"><text:span text:style-name="T4">get</text:span></text:span> member function reads a single character from the stream. It does not skip over white space or treat any character specially. Extra hint: what happens if you subtract <text:span text:style-name="Code_20_Inline"><text:span text:style-name="T4">'0'</text:span></text:span> from a character that you know to be a digit?)</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Code_20_Caption"><text:span text:style-name="T10">Listing</text:span><text:span text:style-name="T3"> </text:span><text:span text:style-name="T10">17-1.</text:span> Working and Playing with Characters</text:p>
      <text:p text:style-name="Code">#include &lt;iostream&gt;</text:p>
      <text:p text:style-name="Code"/>
      <text:p text:style-name="Code">int main()</text:p>
      <text:p text:style-name="Code">{</text:p>
      <text:p text:style-name="Code"><text:span text:style-name="T11"><text:s text:c="2"/></text:span>int value{};</text:p>
      <text:p text:style-name="Code"><text:span text:style-name="T11"><text:s text:c="2"/></text:span>bool have_value{false};</text:p>
      <text:p text:style-name="P13"><text:span text:style-name="T11"><text:s text:c="2"/></text:span>while (char ch{}; std::cin.get(ch))</text:p>
      <text:p text:style-name="Code"><text:span text:style-name="T11"><text:s text:c="2"/></text:span>{</text:p>
      <text:p text:style-name="Code"><text:span text:style-name="T11"><text:s text:c="4"/></text:span>if (ch &gt;= '0' and ch &lt;= '9')</text:p>
      <text:p text:style-name="Code"><text:span text:style-name="T11"><text:s text:c="4"/></text:span>{</text:p>
      <text:p text:style-name="Code"><text:span text:style-name="T11"><text:s text:c="6"/></text:span>value = ch - '0';</text:p>
      <text:p text:style-name="Code"><text:span text:style-name="T11"><text:s text:c="6"/></text:span>have_value = true;</text:p>
      <text:p text:style-name="Code"><text:soft-page-break/><text:span text:style-name="T11"><text:s text:c="6"/></text:span>while (std::cin.get(ch) and ch &gt;= '0' and ch &lt;= '9')</text:p>
      <text:p text:style-name="Code"><text:span text:style-name="T11"><text:s text:c="8"/></text:span>value = value * 10 + ch - '0';</text:p>
      <text:p text:style-name="Code"><text:span text:style-name="T11"><text:s text:c="4"/></text:span>}</text:p>
      <text:p text:style-name="P5"/>
      <text:p text:style-name="Code"><text:span text:style-name="T11"><text:s text:c="4"/></text:span>if (ch == '\n')</text:p>
      <text:p text:style-name="Code"><text:span text:style-name="T11"><text:s text:c="4"/></text:span>{</text:p>
      <text:p text:style-name="Code"><text:span text:style-name="T11"><text:s text:c="6"/></text:span>if (have_value)</text:p>
      <text:p text:style-name="Code"><text:span text:style-name="T11"><text:s text:c="6"/></text:span>{</text:p>
      <text:p text:style-name="Code"><text:span text:style-name="T11"><text:s text:c="8"/></text:span>std::cout &lt;&lt; value &lt;&lt; '\n';</text:p>
      <text:p text:style-name="Code"><text:span text:style-name="T11"><text:s text:c="8"/></text:span>have_value = false;</text:p>
      <text:p text:style-name="Code"><text:span text:style-name="T11"><text:s text:c="6"/></text:span>}</text:p>
      <text:p text:style-name="Code"><text:span text:style-name="T11"><text:s text:c="4"/></text:span>}</text:p>
      <text:p text:style-name="Code"><text:span text:style-name="T11"><text:s text:c="4"/></text:span>else if (ch != ' ' and ch != '\t')</text:p>
      <text:p text:style-name="Code"><text:span text:style-name="T11"><text:s text:c="4"/></text:span>{</text:p>
      <text:p text:style-name="Code"><text:span text:style-name="T11"><text:s text:c="6"/></text:span>std::cout &lt;&lt; '\a';</text:p>
      <text:p text:style-name="Code"><text:span text:style-name="T11"><text:s text:c="6"/></text:span>have_value = false;</text:p>
      <text:p text:style-name="P5"/>
      <text:p text:style-name="Code"><text:span text:style-name="T11"><text:s text:c="6"/></text:span>while (std::cin.get(ch) and ch != '\n')</text:p>
      <text:p text:style-name="Code"><text:span text:style-name="T11"><text:s text:c="8"/></text:span>/*empty*/;</text:p>
      <text:p text:style-name="Code"><text:span text:style-name="T11"><text:s text:c="4"/></text:span>}</text:p>
      <text:p text:style-name="Code"><text:span text:style-name="T11"><text:s text:c="2"/></text:span>}</text:p>
      <text:p text:style-name="Code">}</text:p>
      <text:p text:style-name="Body_20_Text_20_Cont">Briefly, this program reads numbers from the standard input and echoes the values to the standard output. If the program reads any invalid characters, it alerts the user (with <text:span text:style-name="Code_20_Inline"><text:span text:style-name="T4">\a</text:span></text:span>, which I describe later in this Exploration), ignores the line of input, and discards the value. Leading and trailing blank and tab characters are allowed. The program prints the saved numeric value only after reaching the end of an input line. This means if a line contains more than one valid number, the program prints only the last value. I ignore the possibility of overflow, to keep the code simple.</text:p>
      <text:p text:style-name="Body_20_Text_20_Cont">The <text:span text:style-name="Code_20_Inline"><text:span text:style-name="T4">get</text:span></text:span> function takes a character variable as an argument. It reads one character from the input stream, then stores the character in that variable. The <text:span text:style-name="Code_20_Inline"><text:span text:style-name="T4">get</text:span></text:span> function does not skip over white space. When you use <text:span text:style-name="Code_20_Inline"><text:span text:style-name="T4">get</text:span></text:span> as a loop condition, it returns <text:span text:style-name="Code_20_Inline"><text:span text:style-name="T4">true</text:span></text:span> if it successfully reads a character and the program should keep reading. It returns <text:span text:style-name="Code_20_Inline"><text:span text:style-name="T4">false</text:span></text:span> if no more input is available or some kind of input error occurred.</text:p>
      <text:p text:style-name="Body_20_Text_20_Cont">All the digit characters have contiguous values, so the inner loop tests to determine if a character is a digit character by comparing it to the values for <text:span text:style-name="Code_20_Inline"><text:span text:style-name="T4">'0'</text:span></text:span> and <text:span text:style-name="Code_20_Inline"><text:span text:style-name="T4">'9'</text:span></text:span>. If it is a digit, subtracting the value of <text:span text:style-name="Code_20_Inline"><text:span text:style-name="T4">'0'</text:span></text:span> from it leaves you with an integer in the range 0 to 9.</text:p>
      <text:p text:style-name="Body_20_Text_20_Cont"><text:soft-page-break/>The final loop reads characters and does nothing with them. The loop terminates when it reads a new line character. In other words, the final loop reads and ignores the rest of the input line.</text:p>
      <text:p text:style-name="Body_20_Text_20_Cont">Programs that need to handle white space on their own (such as Listing 17-1) can use <text:span text:style-name="Code_20_Inline"><text:span text:style-name="T4">get</text:span></text:span>, or you can tell the input stream not to skip over white space prior to reading a number or anything else. The next section discusses character I/O in more detail.</text:p>
      <text:h text:style-name="Heading_20_1" text:outline-level="1"><text:bookmark-start text:name="io"/><text:bookmark-end text:name="type"/>Character I/O</text:h>
      <text:p text:style-name="Body_20_Text_20_First">You just learned that the <text:span text:style-name="Code_20_Inline"><text:span text:style-name="T4">get</text:span></text:span> function reads a<text:span text:style-name="T2"> </text:span>single character without treating white space specially. You can do the same thing with a<text:span text:style-name="T2"> </text:span>normal input operator, but you must use the <text:span text:style-name="Code_20_Inline"><text:span text:style-name="T4">std::noskipws</text:span></text:span> manipulator. To restore the default behavior, use the <text:span text:style-name="Code_20_Inline"><text:span text:style-name="T4">std::skipws</text:span></text:span> manipulator (declared in <text:span text:style-name="Code_20_Inline"><text:span text:style-name="T4">&lt;ios&gt;</text:span></text:span>).</text:p>
      <text:p text:style-name="Code">// Skip white space, then read two adjacent characters.</text:p>
      <text:p text:style-name="Code">char left, right;</text:p>
      <text:p text:style-name="Code">std::cin &gt;&gt; left &gt;&gt; std::noskipws &gt;&gt; right &gt;&gt; std::skipws;</text:p>
      <text:p text:style-name="Body_20_Text_20_Cont">After turning off the <text:span text:style-name="Code_20_Inline"><text:span text:style-name="T4">skipws</text:span></text:span> flag, the input stream does not skip over leading whitespace characters. For instance, if you were to try to read an integer, and the stream is positioned at white space, the read would fail. If you were to try to read a string, the string would be empty, and the stream position would not advance. So you have to consider carefully whether to skip white space. Typically, you would do that only when reading individual characters.</text:p>
      <text:p text:style-name="Body_20_Text_20_Cont">Remember that an input stream uses the <text:span text:style-name="Code_20_Inline"><text:span text:style-name="T4">&gt;&gt;</text:span></text:span> operator (Exploration 5), even for manipulators. Using <text:span text:style-name="Code_20_Inline"><text:span text:style-name="T4">&gt;&gt;</text:span></text:span> for manipulators seems to break the mnemonic of transferring data to the right, but it follows the convention of always using <text:span text:style-name="Code_20_Inline"><text:span text:style-name="T4">&gt;&gt;</text:span></text:span> with an input stream. If you forget, the compiler will remind you.</text:p>
      <text:p text:style-name="Body_20_Text_20_Cont"><text:span text:style-name="Strong_20_Emphasis"><text:span text:style-name="T9">Write a program that reads the input stream one character at a time and echoes the input to the standard output stream verbatim.</text:span></text:span> This is not a demonstration of how to copy streams but an example of working with characters. Compare your program with Listing 17-2.</text:p>
      <text:p text:style-name="Code_20_Caption"><text:span text:style-name="T10">Listing</text:span><text:span text:style-name="T3"> </text:span><text:span text:style-name="T10">17-2.</text:span> Echoing Input to Output, One Character at a<text:span text:style-name="T2"> </text:span>Time</text:p>
      <text:p text:style-name="Code"><text:soft-page-break/>#include &lt;iostream&gt;</text:p>
      <text:p text:style-name="Code"/>
      <text:p text:style-name="Code">int main()</text:p>
      <text:p text:style-name="Code">{</text:p>
      <text:p text:style-name="Code"><text:span text:style-name="T11"><text:s text:c="2"/></text:span>std::cin &gt;&gt; std::noskipws;</text:p>
      <text:p text:style-name="Code"><text:span text:style-name="T11"><text:s text:c="2"/></text:span>while (<text:span text:style-name="T22">char ch{}; </text:span>std::cin &gt;&gt; ch)</text:p>
      <text:p text:style-name="Code"><text:span text:style-name="T11"><text:s text:c="4"/></text:span>std::cout &lt;&lt; ch;</text:p>
      <text:p text:style-name="Code">}</text:p>
      <text:p text:style-name="Body_20_Text_20_Cont">You can also use the <text:span text:style-name="Code_20_Inline"><text:span text:style-name="T4">get</text:span></text:span> member function, in which case you don’t need the <text:span text:style-name="Code_20_Inline"><text:span text:style-name="T4">noskipws</text:span></text:span> manipulator.</text:p>
      <text:p text:style-name="Body_20_Text_20_Cont">Let’s try something a little more challenging. Suppose you have to read a series of points. The points are defined by a pair of <text:span text:style-name="T6">x</text:span>, <text:span text:style-name="T6">y</text:span> coordinates, separated by a comma. White space is allowed before and after each number and around the comma. Read the points into a vector of <text:span text:style-name="T6">x</text:span> values and a vector of <text:span text:style-name="T6">y</text:span> values. Terminate the input loop if a point does not have a proper comma separator. Print the vector contents, one point per line. I know this is a bit dull, but the point is to experiment with character input. If you prefer, do something special with the data. Compare your result with Listing 17-3.</text:p>
      <text:p text:style-name="Code_20_Caption"><text:span text:style-name="T10">Listing</text:span><text:span text:style-name="T3"> </text:span><text:span text:style-name="T10">17-3.</text:span> Finding the Points with the Largest <text:span text:style-name="T12">x</text:span> and <text:span text:style-name="T12">y</text:span> Values</text:p>
      <text:p text:style-name="Code">#include &lt;algorithm&gt;</text:p>
      <text:p text:style-name="Code">#include &lt;iostream&gt;</text:p>
      <text:p text:style-name="Code">#include &lt;limits&gt;</text:p>
      <text:p text:style-name="Code">#include &lt;vector&gt;</text:p>
      <text:p text:style-name="Code"/>
      <text:p text:style-name="Code">int main()</text:p>
      <text:p text:style-name="Code">{</text:p>
      <text:p text:style-name="Code"><text:span text:style-name="T11"><text:s text:c="2"/></text:span><text:span text:style-name="T17">using intvec =</text:span> std::vector&lt;int&gt;;</text:p>
      <text:p text:style-name="Code"><text:span text:style-name="T11"><text:s text:c="2"/></text:span>intvec xs<text:span text:style-name="T21">{}</text:span>, ys<text:span text:style-name="T21">{}</text:span>; <text:s text:c="7"/>// store the x's and y's</text:p>
      <text:p text:style-name="Code"/>
      <text:p text:style-name="Code"><text:span text:style-name="T11"><text:s text:c="2"/></text:span>char sep{};</text:p>
      <text:p text:style-name="Code"><text:span text:style-name="T11"><text:s text:c="2"/></text:span>// Loop while the input stream has an integer (x), a character (sep),</text:p>
      <text:p text:style-name="Code"><text:span text:style-name="T11"><text:s text:c="2"/></text:span>// and another integer (y); then test that the separator is a comma.</text:p>
      <text:p text:style-name="P13"><text:span text:style-name="T11"><text:s text:c="2"/></text:span>while (int x{},y{}; std::cin &gt;&gt; x &gt;&gt; sep and sep == ',' and std::cin &gt;&gt; y)</text:p>
      <text:p text:style-name="Code"><text:span text:style-name="T11"><text:s text:c="2"/></text:span>{</text:p>
      <text:p text:style-name="Code"><text:span text:style-name="T11"><text:s text:c="4"/></text:span>xs.<text:span text:style-name="T16">emplace</text:span>_back(x);</text:p>
      <text:p text:style-name="Code"><text:span text:style-name="T11"><text:s text:c="4"/></text:span>ys.<text:span text:style-name="T16">emplace</text:span>_back(y);</text:p>
      <text:p text:style-name="Code"><text:span text:style-name="T11"><text:s text:c="2"/></text:span>}</text:p>
      <text:p text:style-name="Code"/>
      <text:p text:style-name="Code"><text:span text:style-name="T11"><text:s text:c="2"/></text:span>for (<text:span text:style-name="T16">auto</text:span> x{xs.begin()}, y{ys.begin()}; x != xs.end(); ++x, ++y)</text:p>
      <text:p text:style-name="Code"><text:span text:style-name="T11"><text:s text:c="4"/></text:span>std::cout &lt;&lt; *x &lt;&lt; ',' &lt;&lt; *y &lt;&lt; '\n';</text:p>
      <text:p text:style-name="Code">}</text:p>
      <text:p text:style-name="Body_20_Text_20_Cont"><text:soft-page-break/>The <text:span text:style-name="Code_20_Inline"><text:span text:style-name="T4">while</text:span></text:span> loop is the key. The loop condition reads an integer and a character and tests to determine if the character is a comma, before reading a second integer. The loop terminates if the input is invalid or ill-formed or if the loop reaches the end of file. A more sophisticated program would distinguish between these two cases, but that’s a side issue for the moment.</text:p>
      <text:p text:style-name="P10"><text:span text:style-name="T22">A </text:span><text:span text:style-name="Code_20_Inline"><text:span text:style-name="T20">while</text:span></text:span><text:span text:style-name="T15"> loop condition can have only one definitions, not two. So I had to move the definition of </text:span><text:span text:style-name="Code_20_Inline"><text:span text:style-name="T20">sep</text:span></text:span><text:span text:style-name="T15"> out of the condition. Keeping </text:span><text:span text:style-name="Code_20_Inline"><text:span text:style-name="T20">x</text:span></text:span><text:span text:style-name="Default_20_Paragraph_20_Font"><text:span text:style-name="T20"> </text:span></text:span><text:span text:style-name="T15">and </text:span><text:span text:style-name="Code_20_Inline"><text:span text:style-name="T20">y</text:span></text:span><text:span text:style-name="T15"> inside the condition avoids conflict with the variables in the for loop, which have the same names but are distinct variables. In the for loop, the </text:span><text:span text:style-name="Code_20_Inline"><text:span text:style-name="T20">x</text:span></text:span><text:span text:style-name="T15"> and </text:span><text:span text:style-name="Code_20_Inline"><text:span text:style-name="T20">y</text:span></text:span><text:span text:style-name="T15"> variables are iterators not integers. T</text:span>he final <text:span text:style-name="Code_20_Inline"><text:span text:style-name="T1">for</text:span></text:span> loop iterates over two vectors at the same time. A range-based <text:span text:style-name="Code_20_Inline"><text:span text:style-name="T1">for</text:span></text:span> loop doesn’t help in this case, so the loop must use explicit iterators.</text:p>
      <text:h text:style-name="Heading_20_1" text:outline-level="1"><text:bookmark-start text:name="new"/><text:bookmark-end text:name="io"/>Newlines and Portability</text:h>
      <text:p text:style-name="Body_20_Text_20_First">You’ve probably noticed that Listing<text:span text:style-name="T2"> </text:span>17-3<text:span text:style-name="T2">,</text:span> and every other program I’ve presented so far, prints <text:span text:style-name="Code_20_Inline"><text:span text:style-name="T4">'\n'</text:span></text:span> at the end of each line of output. We have done so without considering what this really means. Different environments have different conventions for end-of-line characters. UNIX uses a<text:span text:style-name="T2"> </text:span>line feed (<text:span text:style-name="Code_20_Inline"><text:span text:style-name="T4">'\x0a'</text:span></text:span>); MacOS uses a<text:span text:style-name="T2"> </text:span>carriage return (<text:span text:style-name="Code_20_Inline"><text:span text:style-name="T4">'\x0d'</text:span></text:span>); DOS and Microsoft Windows use a<text:span text:style-name="T2"> </text:span>combination of a<text:span text:style-name="T2"> </text:span>carriage return followed by a<text:span text:style-name="T2"> </text:span>line feed (<text:span text:style-name="Code_20_Inline"><text:span text:style-name="T4">'\x0d\x0a'</text:span></text:span>); and some operating systems don’t use line terminators but<text:span text:style-name="T2">,</text:span> instead<text:span text:style-name="T2">,</text:span> have record-oriented files, in which each line is a<text:span text:style-name="T2"> </text:span>separate record. </text:p>
      <text:p text:style-name="Body_20_Text_20_Cont">In all these cases, the C++ I/O streams automatically convert a native line ending to a single <text:span text:style-name="Code_20_Inline"><text:span text:style-name="T4">'\n'</text:span></text:span> character. When you print <text:span text:style-name="Code_20_Inline"><text:span text:style-name="T4">'\n'</text:span></text:span> to an output stream, the library automatically converts it to a native line ending (or terminates the record).</text:p>
      <text:p text:style-name="Body_20_Text_20_Cont">In other words, you can write programs that use <text:span text:style-name="Code_20_Inline"><text:span text:style-name="T4">'\n'</text:span></text:span> as a line ending and not concern yourself with native OS conventions. Your source code will be portable to all C++ environments.</text:p>
      <text:h text:style-name="Heading_20_1" text:outline-level="1"><text:bookmark-start text:name="escapes"/><text:bookmark-end text:name="new"/>Character Escapes</text:h>
      <text:p text:style-name="P4">In addition to <text:span text:style-name="Code_20_Inline"><text:span text:style-name="T4">'\n'</text:span></text:span>, C++ offers several other <text:span text:style-name="T6">escape sequences</text:span><text:alphabetical-index-mark text:string-value="escape sequences" text:key1="Characters"/>, such as <text:span text:style-name="Code_20_Inline"><text:span text:style-name="T4">'\t'</text:span></text:span><text:span text:style-name="T2">, </text:span>for horizontal tab. Table<text:span text:style-name="T2"> </text:span>17-1 lists all the character escapes. Remember that you can use these escapes in character literals and string literals.</text:p>
      <text:p text:style-name="Table_20_Caption"><text:soft-page-break/><text:span text:style-name="T10">Table 17-1.</text:span> Character Escape Sequences</text:p>
      <table:table table:name="Table1" table:style-name="Table1">
        <table:table-column table:style-name="Table1.A"/>
        <table:table-column table:style-name="Table1.B"/>
        <table:table-row table:style-name="Table1.1">
          <table:table-cell table:style-name="Table1.A1" office:value-type="string">
            <text:p text:style-name="P6">Escape</text:p>
          </table:table-cell>
          <table:table-cell table:style-name="Table1.B1" office:value-type="string">
            <text:p text:style-name="P6">Meaning</text:p>
            <text:p text:style-name="P6"><text:span text:style-name="Code_20_Inline"><text:span text:style-name="T5"/></text:span></text:p>
          </table:table-cell>
        </table:table-row>
        <table:table-row table:style-name="Table1.1">
          <table:table-cell table:style-name="Table1.A2" office:value-type="string">
            <text:p text:style-name="Table_20_Text"><text:span text:style-name="Code_20_Inline"><text:span text:style-name="T5">\a</text:span></text:span></text:p>
          </table:table-cell>
          <table:table-cell table:style-name="Table1.B2" office:value-type="string">
            <text:p text:style-name="Table_20_Text">Alert: ring a bell or otherwise signal the user</text:p>
          </table:table-cell>
        </table:table-row>
        <table:table-row table:style-name="Table1.1">
          <table:table-cell table:style-name="Table1.A2" office:value-type="string">
            <text:p text:style-name="Table_20_Text"><text:span text:style-name="Code_20_Inline"><text:span text:style-name="T5">\b</text:span></text:span></text:p>
          </table:table-cell>
          <table:table-cell table:style-name="Table1.B2" office:value-type="string">
            <text:p text:style-name="Table_20_Text">Backspace</text:p>
          </table:table-cell>
        </table:table-row>
        <table:table-row table:style-name="Table1.1">
          <table:table-cell table:style-name="Table1.A2" office:value-type="string">
            <text:p text:style-name="Table_20_Text"><text:span text:style-name="Code_20_Inline"><text:span text:style-name="T5">\f</text:span></text:span></text:p>
          </table:table-cell>
          <table:table-cell table:style-name="Table1.B2" office:value-type="string">
            <text:p text:style-name="Table_20_Text">Formfeed</text:p>
          </table:table-cell>
        </table:table-row>
        <table:table-row table:style-name="Table1.1">
          <table:table-cell table:style-name="Table1.A2" office:value-type="string">
            <text:p text:style-name="Table_20_Text"><text:span text:style-name="Code_20_Inline"><text:span text:style-name="T5">\n</text:span></text:span></text:p>
          </table:table-cell>
          <table:table-cell table:style-name="Table1.B2" office:value-type="string">
            <text:p text:style-name="Table_20_Text">Newline</text:p>
          </table:table-cell>
        </table:table-row>
        <table:table-row table:style-name="Table1.1">
          <table:table-cell table:style-name="Table1.A2" office:value-type="string">
            <text:p text:style-name="Table_20_Text"><text:span text:style-name="Code_20_Inline"><text:span text:style-name="T5">\r</text:span></text:span></text:p>
          </table:table-cell>
          <table:table-cell table:style-name="Table1.B2" office:value-type="string">
            <text:p text:style-name="Table_20_Text">Carriage return</text:p>
          </table:table-cell>
        </table:table-row>
        <table:table-row table:style-name="Table1.1">
          <table:table-cell table:style-name="Table1.A2" office:value-type="string">
            <text:p text:style-name="Table_20_Text"><text:span text:style-name="Code_20_Inline"><text:span text:style-name="T5">\t</text:span></text:span></text:p>
          </table:table-cell>
          <table:table-cell table:style-name="Table1.B2" office:value-type="string">
            <text:p text:style-name="Table_20_Text">Horizontal tab</text:p>
          </table:table-cell>
        </table:table-row>
        <table:table-row table:style-name="Table1.1">
          <table:table-cell table:style-name="Table1.A2" office:value-type="string">
            <text:p text:style-name="Table_20_Text"><text:span text:style-name="Code_20_Inline"><text:span text:style-name="T5">\v</text:span></text:span></text:p>
          </table:table-cell>
          <table:table-cell table:style-name="Table1.B2" office:value-type="string">
            <text:p text:style-name="Table_20_Text">Vertical tab</text:p>
          </table:table-cell>
        </table:table-row>
        <table:table-row table:style-name="Table1.1">
          <table:table-cell table:style-name="Table1.A2" office:value-type="string">
            <text:p text:style-name="Table_20_Text"><text:span text:style-name="Code_20_Inline"><text:span text:style-name="T5">\\</text:span></text:span></text:p>
          </table:table-cell>
          <table:table-cell table:style-name="Table1.B2" office:value-type="string">
            <text:p text:style-name="Table_20_Text">Literal <text:span text:style-name="Code_20_Inline"><text:span text:style-name="T5">\</text:span></text:span></text:p>
          </table:table-cell>
        </table:table-row>
        <table:table-row table:style-name="Table1.1">
          <table:table-cell table:style-name="Table1.A2" office:value-type="string">
            <text:p text:style-name="Table_20_Text"><text:span text:style-name="Code_20_Inline"><text:span text:style-name="T5">\'</text:span></text:span></text:p>
          </table:table-cell>
          <table:table-cell table:style-name="Table1.B2" office:value-type="string">
            <text:p text:style-name="Table_20_Text">Literal <text:span text:style-name="Code_20_Inline"><text:span text:style-name="T5">'</text:span></text:span></text:p>
          </table:table-cell>
        </table:table-row>
        <table:table-row table:style-name="Table1.1">
          <table:table-cell table:style-name="Table1.A2" office:value-type="string">
            <text:p text:style-name="Table_20_Text"><text:span text:style-name="Code_20_Inline"><text:span text:style-name="T5">\"</text:span></text:span></text:p>
          </table:table-cell>
          <table:table-cell table:style-name="Table1.B2" office:value-type="string">
            <text:p text:style-name="Table_20_Text">Literal <text:span text:style-name="Code_20_Inline"><text:span text:style-name="T5">"</text:span></text:span></text:p>
          </table:table-cell>
        </table:table-row>
        <table:table-row table:style-name="Table1.12">
          <table:table-cell table:style-name="Table1.A2" office:value-type="string">
            <text:p text:style-name="Table_20_Text"><text:span text:style-name="Code_20_Inline"><text:span text:style-name="T5">\</text:span></text:span><text:span text:style-name="Emphasis"><text:span text:style-name="T7">OOO</text:span></text:span></text:p>
          </table:table-cell>
          <table:table-cell table:style-name="Table1.B2" office:value-type="string">
            <text:p text:style-name="P8">Octal (base 8) character value</text:p>
          </table:table-cell>
        </table:table-row>
        <table:table-row table:style-name="Table1.1">
          <table:table-cell table:style-name="Table1.A13" office:value-type="string">
            <text:p text:style-name="P8"><text:span text:style-name="Code_20_Inline"><text:span text:style-name="T5">\x</text:span></text:span><text:span text:style-name="Emphasis"><text:span text:style-name="T7">XX . . .</text:span></text:span></text:p>
          </table:table-cell>
          <table:table-cell table:style-name="Table1.B13" office:value-type="string">
            <text:p text:style-name="P7">Hexadecimal (base 16) character value</text:p>
          </table:table-cell>
        </table:table-row>
      </table:table>
      <text:p text:style-name="Body_20_Text_20_Cont">The last two items are the most interesting. An escape sequence of one to three octal digits (<text:span text:style-name="Code_20_Inline"><text:span text:style-name="T4">0</text:span></text:span> to <text:span text:style-name="Code_20_Inline"><text:span text:style-name="T4">7</text:span></text:span>) specifies the value of the character. Which character the value represents is up to the implementation. </text:p>
      <text:p text:style-name="Body_20_Text_20_Cont">Understanding all the caveats from the first section of this Exploration, there are times when you must specify an actual character value. The most common is <text:span text:style-name="Code_20_Inline"><text:span text:style-name="T4">'\0'</text:span></text:span>, which is the character with value zero, also called a <text:span text:style-name="T6">null character</text:span>, which you may utilize to initialize <text:span text:style-name="Code_20_Inline"><text:span text:style-name="T4">char</text:span></text:span> variables. It has some other uses as well, especially when interfacing with C functions and the C standard library.</text:p>
      <text:p text:style-name="Body_20_Text_20_Cont"><text:soft-page-break/>The final escape sequence (<text:span text:style-name="Code_20_Inline"><text:span text:style-name="T4">\x</text:span></text:span>) lets you specify a character value in hexadecimal. Typically, you would use two hexadecimal digits, because this is all that fits in the typical, 8-bit <text:span text:style-name="Code_20_Inline"><text:span text:style-name="T4">char</text:span></text:span>. (The purpose of longer <text:span text:style-name="Code_20_Inline"><text:span text:style-name="T4">\x</text:span></text:span> escapes is for wide characters, the subject of Exploration ???.)</text:p>
      <text:p text:style-name="Body_20_Text_20_Cont">The next Exploration continues your understanding of characters by examining how C++ classifies characters according to letter, digit, punctuation, etc.</text:p>
      <text:p text:style-name="Body_20_Text_20_Cont"><text:bookmark-end text:name="escap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 (TT) Regular" svg:font-family="'Helvetica (TT) Regular', 'MS Mincho'"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Courier New'"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Courier New'"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Times New Roman'" style:font-family-generic="swiss" style:font-pitch="variable" fo:letter-spacing="-0.0138in" fo:font-weight="normal" style:font-weight-asian="normal" style:font-name-complex="HelveticaNeue MediumCond1" style:font-family-complex="'HelveticaNeue MediumCond', 'Times New Roman'"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Times New Roman'" style:font-family-generic="swiss" style:font-pitch="variable" fo:language="en" fo:country="US" fo:font-weight="bold" style:font-weight-asian="bold" style:font-name-complex="HelveticaNeue MediumCond1" style:font-family-complex="'HelveticaNeue MediumCond', 'Times New Roman'"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Times New Roman'" style:font-family-generic="swiss" style:font-pitch="variable" style:font-name-complex="HelveticaNeue MediumCond1" style:font-family-complex="'HelveticaNeue MediumCond', 'Times New Roman'"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17</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7T23:50:00</meta:creation-date>
    <dc:creator>Ray Lischner</dc:creator>
    <dc:date>2020-03-06T07:49:11.963283598</dc:date>
    <meta:print-date>2009-03-19T10:05:00</meta:print-date>
    <meta:editing-cycles>11</meta:editing-cycles>
    <meta:editing-duration>PT3H49M49S</meta:editing-duration>
    <meta:generator>LibreOffice/6.3.3.2.0$Linux_X86_64 LibreOffice_project/30$Build-2</meta:generator>
    <meta:document-statistic meta:table-count="1" meta:image-count="0" meta:object-count="0" meta:page-count="8" meta:paragraph-count="130" meta:word-count="1875" meta:character-count="11046" meta:non-whitespace-character-count="9125"/>
    <meta:user-defined meta:name="Chapter Number">17</meta:user-defined>
    <meta:user-defined meta:name="ContentType">Document</meta:user-defined>
  </office:meta>
</office:document-meta>
</file>